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a6ea" officeooo:paragraph-rsid="000fa6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kedu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2:20:34.200383628</meta:creation-date>
    <dc:date>2020-09-22T12:20:49.377441938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9"/>
    <meta:generator>LibreOffice/6.0.7.3$Linux_X86_64 LibreOffice_project/00m0$Build-3</meta:generator>
  </office:meta>
</office:document-meta>
</file>